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009900" style:text-align-source="fix" style:repeat-content="false"/>
      <style:paragraph-properties fo:text-align="center"/>
      <style:text-properties fo:font-weight="bold"/>
    </style:style>
    <style:style style:name="ce4" style:family="table-cell" style:parent-style-name="Default">
      <style:table-cell-properties fo:background-color="#007826" style:text-align-source="fix" style:repeat-content="false" style:vertical-align="middle"/>
      <style:paragraph-properties fo:text-align="center"/>
      <style:text-properties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107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09"/>
    <style:style style:name="ce11" style:family="table-cell" style:parent-style-name="Default" style:data-style-name="N108"/>
    <style:style style:name="ce12" style:family="table-cell" style:parent-style-name="Default" style:data-style-name="N107">
      <style:table-cell-properties fo:background-color="#009900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QTE</text:p>
          </table:table-cell>
          <table:table-cell table:style-name="ce1"/>
          <table:table-cell table:style-name="ce1" office:value-type="string" calcext:value-type="string">
            <text:p>PRIX</text:p>
          </table:table-cell>
          <table:table-cell table:style-name="ce1"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N&lt;10;0.06;IF(N&lt;100;0.04;0.02))*N" office:value-type="currency" office:currency="EUR" office:value="0.3" calcext:value-type="currency">
            <text:p>0,30 €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shapes>
          <draw:frame draw:z-index="0" draw:style-name="gr1" draw:text-style-name="P1" svg:width="15.999cm" svg:height="8.999cm" svg:x="3.027cm" svg:y="14.417cm">
            <draw:object draw:notify-on-update-of-ranges="Feuille2.A12:Feuille2.A29 Feuille2.B12:Feuille2.B29 Feuille2.A12:Feuille2.A29 Feuille2.C12:Feuille2.C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SEUIL</text:p>
          </table:table-cell>
          <table:table-cell table:style-name="ce3" office:value-type="string" calcext:value-type="string">
            <text:p>P.U.</text:p>
          </table:table-cell>
          <table:table-cell table:style-name="ce3" office:value-type="string" calcext:value-type="string">
            <text:p>BASE</text:p>
          </table:table-cell>
          <table:table-cell/>
          <table:table-cell table:style-name="ce3" office:value-type="string" calcext:value-type="string">
            <text:p>SEUIL</text:p>
          </table:table-cell>
          <table:table-cell table:style-name="ce3" office:value-type="string" calcext:value-type="string">
            <text:p>P.U.</text:p>
          </table:table-cell>
          <table:table-cell table:style-name="ce3"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06" calcext:value-type="currency">
            <text:p>0,06 €</text:p>
          </table:table-cell>
          <table:table-cell table:style-name="ce2" office:value-type="currency" office:currency="EUR" office:value="0" calcext:value-type="currency">
            <text:p>0,0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currency" office:currency="EUR" office:value="0.1" calcext:value-type="currency">
            <text:p>0,10 €</text:p>
          </table:table-cell>
          <table:table-cell table:style-name="ce2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currency" office:currency="EUR" office:value="0.04" calcext:value-type="currency">
            <text:p>0,04 €</text:p>
          </table:table-cell>
          <table:table-cell table:style-name="ce2" table:formula="of:=[.C2]+(([.A3]-[.A2])*[.B2])" office:value-type="currency" office:currency="EUR" office:value="0.54" calcext:value-type="currency">
            <text:p>0,54 €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[.G2]+(([.E3]-[.E2])*[.F2])" office:value-type="currency" office:currency="EUR" office:value="1.9" calcext:value-type="currency">
            <text:p>1,90 €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currency" office:currency="EUR" office:value="0.03" calcext:value-type="currency">
            <text:p>0,03 €</text:p>
          </table:table-cell>
          <table:table-cell table:style-name="ce2" table:formula="of:=[.C3]+(([.A4]-[.A3])*[.B3])" office:value-type="currency" office:currency="EUR" office:value="2.14" calcext:value-type="currency">
            <text:p>2,14 €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currency" office:currency="EUR" office:value="0.03" calcext:value-type="currency">
            <text:p>0,03 €</text:p>
          </table:table-cell>
          <table:table-cell table:style-name="ce2" table:formula="of:=[.G3]+(([.E4]-[.E3])*[.F3])" office:value-type="currency" office:currency="EUR" office:value="3.9" calcext:value-type="currency">
            <text:p>3,90 €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currency" office:currency="EUR" office:value="0.02" calcext:value-type="currency">
            <text:p>0,02 €</text:p>
          </table:table-cell>
          <table:table-cell table:style-name="ce2" table:formula="of:=[.C4]+(([.A5]-[.A4])*[.B4])" office:value-type="currency" office:currency="EUR" office:value="6.64" calcext:value-type="currency">
            <text:p>6,64 €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currency" office:currency="EUR" office:value="0.01" calcext:value-type="currency">
            <text:p>0,01 €</text:p>
          </table:table-cell>
          <table:table-cell table:style-name="ce2" table:formula="of:=[.G4]+(([.E5]-[.E4])*[.F4])" office:value-type="currency" office:currency="EUR" office:value="8.1" calcext:value-type="currency">
            <text:p>8,10 €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QTE</text:p>
          </table:table-cell>
          <table:table-cell table:style-name="ce3" office:value-type="string" calcext:value-type="string">
            <text:p>SEUIL</text:p>
          </table:table-cell>
          <table:table-cell table:style-name="ce3" office:value-type="string" calcext:value-type="string">
            <text:p>P.U.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PRIX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VLOOKUP([.A8];barème;1)" office:value-type="float" office:value="200" calcext:value-type="float">
            <text:p>200</text:p>
          </table:table-cell>
          <table:table-cell table:style-name="ce9" table:formula="of:=VLOOKUP([.A8];barème;2)" office:value-type="currency" office:currency="EUR" office:value="0.02" calcext:value-type="currency">
            <text:p>0,02 €</text:p>
          </table:table-cell>
          <table:table-cell table:style-name="ce9" table:formula="of:=VLOOKUP([.A8];barème;3)" office:value-type="currency" office:currency="EUR" office:value="6.64" calcext:value-type="currency">
            <text:p>6,64 €</text:p>
          </table:table-cell>
          <table:table-cell table:style-name="ce2" table:formula="of:=[.D8]+(([.A8]-[.B8]+1)*[.C8])" office:value-type="currency" office:currency="EUR" office:value="9.56" calcext:value-type="currency">
            <text:p>9,56 €</text:p>
          </table:table-cell>
          <table:table-cell table:number-columns-repeated="4"/>
        </table:table-row>
        <table:table-row table:style-name="ro1">
          <table:table-cell table:formula="of:=[.$A$8]" office:value-type="float" office:value="345" calcext:value-type="float">
            <text:p>345</text:p>
          </table:table-cell>
          <table:table-cell table:style-name="ce6" table:formula="of:=VLOOKUP([.A9];barème2;1)" office:value-type="float" office:value="200" calcext:value-type="float">
            <text:p>200</text:p>
          </table:table-cell>
          <table:table-cell table:style-name="ce2" table:formula="of:=VLOOKUP([.A9];barème2;2)" office:value-type="currency" office:currency="EUR" office:value="0.01" calcext:value-type="currency">
            <text:p>0,01 €</text:p>
          </table:table-cell>
          <table:table-cell table:style-name="ce9" table:formula="of:=VLOOKUP([.A9];barème2;3)" office:value-type="currency" office:currency="EUR" office:value="8.1" calcext:value-type="currency">
            <text:p>8,10 €</text:p>
          </table:table-cell>
          <table:table-cell table:style-name="ce2" table:formula="of:=[.D9]+(([.A9]-[.B9]+1)*[.C9])" office:value-type="currency" office:currency="EUR" office:value="9.56" calcext:value-type="currency">
            <text:p>9,56 €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/>
          <table:table-cell table:style-name="ce2"/>
          <table:table-cell table:style-name="ce9"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ce2" table:formula="of:=[.E8]" office:value-type="currency" office:currency="EUR" office:value="9.56" calcext:value-type="currency">
            <text:p>9,56 €</text:p>
          </table:table-cell>
          <table:table-cell table:style-name="ce2" table:formula="of:=[.E9]" office:value-type="currency" office:currency="EUR" office:value="9.56" calcext:value-type="currency">
            <text:p>9,56 €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MULTIPLE.OPERATIONS([.E$11];[.$A$8];[.$A12])" office:value-type="currency" office:currency="EUR" office:value="0.3" calcext:value-type="currency">
            <text:p>0,30 €</text:p>
          </table:table-cell>
          <table:table-cell table:style-name="ce2" table:formula="of:=MULTIPLE.OPERATIONS([.F$11];[.$A$8];[.$A12])" office:value-type="currency" office:currency="EUR" office:value="0.5" calcext:value-type="currency">
            <text:p>0,50 €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MULTIPLE.OPERATIONS([.E$11];[.$A$8];[.$A13])" office:value-type="currency" office:currency="EUR" office:value="0.58" calcext:value-type="currency">
            <text:p>0,58 €</text:p>
          </table:table-cell>
          <table:table-cell table:style-name="ce2" table:formula="of:=MULTIPLE.OPERATIONS([.F$11];[.$A$8];[.$A13])" office:value-type="currency" office:currency="EUR" office:value="1" calcext:value-type="currency">
            <text:p>1,00 €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MULTIPLE.OPERATIONS([.E$11];[.$A$8];[.$A14])" office:value-type="currency" office:currency="EUR" office:value="0.98" calcext:value-type="currency">
            <text:p>0,98 €</text:p>
          </table:table-cell>
          <table:table-cell table:style-name="ce2" table:formula="of:=MULTIPLE.OPERATIONS([.F$11];[.$A$8];[.$A14])" office:value-type="currency" office:currency="EUR" office:value="1.95" calcext:value-type="currency">
            <text:p>1,95 €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MULTIPLE.OPERATIONS([.E$11];[.$A$8];[.$A15])" office:value-type="currency" office:currency="EUR" office:value="1.38" calcext:value-type="currency">
            <text:p>1,38 €</text:p>
          </table:table-cell>
          <table:table-cell table:style-name="ce2" table:formula="of:=MULTIPLE.OPERATIONS([.F$11];[.$A$8];[.$A15])" office:value-type="currency" office:currency="EUR" office:value="2.45" calcext:value-type="currency">
            <text:p>2,45 €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MULTIPLE.OPERATIONS([.E$11];[.$A$8];[.$A16])" office:value-type="currency" office:currency="EUR" office:value="1.78" calcext:value-type="currency">
            <text:p>1,78 €</text:p>
          </table:table-cell>
          <table:table-cell table:style-name="ce2" table:formula="of:=MULTIPLE.OPERATIONS([.F$11];[.$A$8];[.$A16])" office:value-type="currency" office:currency="EUR" office:value="2.95" calcext:value-type="currency">
            <text:p>2,95 €</text:p>
          </table:table-cell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MULTIPLE.OPERATIONS([.E$11];[.$A$8];[.$A17])" office:value-type="currency" office:currency="EUR" office:value="2.17" calcext:value-type="currency">
            <text:p>2,17 €</text:p>
          </table:table-cell>
          <table:table-cell table:style-name="ce2" table:formula="of:=MULTIPLE.OPERATIONS([.F$11];[.$A$8];[.$A17])" office:value-type="currency" office:currency="EUR" office:value="3.45" calcext:value-type="currency">
            <text:p>3,45 €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MULTIPLE.OPERATIONS([.E$11];[.$A$8];[.$A18])" office:value-type="currency" office:currency="EUR" office:value="2.77" calcext:value-type="currency">
            <text:p>2,77 €</text:p>
          </table:table-cell>
          <table:table-cell table:style-name="ce2" table:formula="of:=MULTIPLE.OPERATIONS([.F$11];[.$A$8];[.$A18])" office:value-type="currency" office:currency="EUR" office:value="4.23" calcext:value-type="currency">
            <text:p>4,23 €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MULTIPLE.OPERATIONS([.E$11];[.$A$8];[.$A19])" office:value-type="currency" office:currency="EUR" office:value="3.37" calcext:value-type="currency">
            <text:p>3,37 €</text:p>
          </table:table-cell>
          <table:table-cell table:style-name="ce2" table:formula="of:=MULTIPLE.OPERATIONS([.F$11];[.$A$8];[.$A19])" office:value-type="currency" office:currency="EUR" office:value="4.83" calcext:value-type="currency">
            <text:p>4,83 €</text:p>
          </table:table-cell>
          <table:table-cell table:number-columns-repeated="2"/>
          <table:table-cell table:style-name="ce12" table:formula="of:=([.A10]-[.A4]+1)*[.B4]+[.C4]" office:value-type="currency" office:currency="EUR" office:value="3.67" calcext:value-type="currency">
            <text:p>3,67 €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3" office:value-type="float" office:value="0.03" calcext:value-type="float">
            <text:p>0,03</text:p>
          </table:table-cell>
          <table:table-cell table:style-name="ce13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MULTIPLE.OPERATIONS([.E$11];[.$A$8];[.$A20])" office:value-type="currency" office:currency="EUR" office:value="3.97" calcext:value-type="currency">
            <text:p>3,97 €</text:p>
          </table:table-cell>
          <table:table-cell table:style-name="ce2" table:formula="of:=MULTIPLE.OPERATIONS([.F$11];[.$A$8];[.$A20])" office:value-type="currency" office:currency="EUR" office:value="5.43" calcext:value-type="currency">
            <text:p>5,43 €</text:p>
          </table:table-cell>
          <table:table-cell table:number-columns-repeated="2"/>
          <table:table-cell table:style-name="ce13" office:value-type="float" office:value="40" calcext:value-type="float">
            <text:p>40</text:p>
          </table:table-cell>
          <table:table-cell table:formula="of:=MULTIPLE.OPERATIONS([.$F$19];[.$A$4];[.$F20];[.$B$4];[.G$19])" office:value-type="float" office:value="3.265" calcext:value-type="float">
            <text:p>3,265</text:p>
          </table:table-cell>
          <table:table-cell table:formula="of:=MULTIPLE.OPERATIONS([.$F$19];[.$A$4];[.$F20];[.$B$4];[.H$19])" office:value-type="float" office:value="3.57" calcext:value-type="float">
            <text:p>3,57</text:p>
          </table:table-cell>
          <table:table-cell table:formula="of:=MULTIPLE.OPERATIONS([.$F$19];[.$A$4];[.$F20];[.$B$4];[.I$19])" office:value-type="float" office:value="3.875" calcext:value-type="float">
            <text:p>3,8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MULTIPLE.OPERATIONS([.E$11];[.$A$8];[.$A21])" office:value-type="currency" office:currency="EUR" office:value="4.57" calcext:value-type="currency">
            <text:p>4,57 €</text:p>
          </table:table-cell>
          <table:table-cell table:style-name="ce2" table:formula="of:=MULTIPLE.OPERATIONS([.F$11];[.$A$8];[.$A21])" office:value-type="currency" office:currency="EUR" office:value="6.03" calcext:value-type="currency">
            <text:p>6,03 €</text:p>
          </table:table-cell>
          <table:table-cell table:number-columns-repeated="2"/>
          <table:table-cell table:style-name="ce13" office:value-type="float" office:value="50" calcext:value-type="float">
            <text:p>50</text:p>
          </table:table-cell>
          <table:table-cell table:formula="of:=MULTIPLE.OPERATIONS([.$F$19];[.$A$4];[.$F21];[.$B$4];[.G$19])" office:value-type="float" office:value="3.415" calcext:value-type="float">
            <text:p>3,415</text:p>
          </table:table-cell>
          <table:table-cell table:formula="of:=MULTIPLE.OPERATIONS([.$F$19];[.$A$4];[.$F21];[.$B$4];[.H$19])" office:value-type="float" office:value="3.67" calcext:value-type="float">
            <text:p>3,67</text:p>
          </table:table-cell>
          <table:table-cell table:formula="of:=MULTIPLE.OPERATIONS([.$F$19];[.$A$4];[.$F21];[.$B$4];[.I$19])" office:value-type="float" office:value="3.925" calcext:value-type="float">
            <text:p>3,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MULTIPLE.OPERATIONS([.E$11];[.$A$8];[.$A22])" office:value-type="currency" office:currency="EUR" office:value="5.17" calcext:value-type="currency">
            <text:p>5,17 €</text:p>
          </table:table-cell>
          <table:table-cell table:style-name="ce2" table:formula="of:=MULTIPLE.OPERATIONS([.F$11];[.$A$8];[.$A22])" office:value-type="currency" office:currency="EUR" office:value="6.63" calcext:value-type="currency">
            <text:p>6,63 €</text:p>
          </table:table-cell>
          <table:table-cell table:number-columns-repeated="2"/>
          <table:table-cell table:style-name="ce13" office:value-type="float" office:value="60" calcext:value-type="float">
            <text:p>60</text:p>
          </table:table-cell>
          <table:table-cell table:formula="of:=MULTIPLE.OPERATIONS([.$F$19];[.$A$4];[.$F22];[.$B$4];[.G$19])" office:value-type="float" office:value="3.565" calcext:value-type="float">
            <text:p>3,565</text:p>
          </table:table-cell>
          <table:table-cell table:formula="of:=MULTIPLE.OPERATIONS([.$F$19];[.$A$4];[.$F22];[.$B$4];[.H$19])" office:value-type="float" office:value="3.77" calcext:value-type="float">
            <text:p>3,77</text:p>
          </table:table-cell>
          <table:table-cell table:formula="of:=MULTIPLE.OPERATIONS([.$F$19];[.$A$4];[.$F22];[.$B$4];[.I$19])" office:value-type="float" office:value="3.975" calcext:value-type="float">
            <text:p>3,9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MULTIPLE.OPERATIONS([.E$11];[.$A$8];[.$A23])" office:value-type="currency" office:currency="EUR" office:value="6.66" calcext:value-type="currency">
            <text:p>6,66 €</text:p>
          </table:table-cell>
          <table:table-cell table:style-name="ce2" table:formula="of:=MULTIPLE.OPERATIONS([.F$11];[.$A$8];[.$A23])" office:value-type="currency" office:currency="EUR" office:value="8.11" calcext:value-type="currency">
            <text:p>8,11 €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table:formula="of:=MULTIPLE.OPERATIONS([.E$11];[.$A$8];[.$A24])" office:value-type="currency" office:currency="EUR" office:value="7.66" calcext:value-type="currency">
            <text:p>7,66 €</text:p>
          </table:table-cell>
          <table:table-cell table:style-name="ce2" table:formula="of:=MULTIPLE.OPERATIONS([.F$11];[.$A$8];[.$A24])" office:value-type="currency" office:currency="EUR" office:value="8.61" calcext:value-type="currency">
            <text:p>8,61 €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table:formula="of:=MULTIPLE.OPERATIONS([.E$11];[.$A$8];[.$A25])" office:value-type="currency" office:currency="EUR" office:value="8.66" calcext:value-type="currency">
            <text:p>8,66 €</text:p>
          </table:table-cell>
          <table:table-cell table:style-name="ce2" table:formula="of:=MULTIPLE.OPERATIONS([.F$11];[.$A$8];[.$A25])" office:value-type="currency" office:currency="EUR" office:value="9.11" calcext:value-type="currency">
            <text:p>9,11 €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table:formula="of:=MULTIPLE.OPERATIONS([.E$11];[.$A$8];[.$A26])" office:value-type="currency" office:currency="EUR" office:value="9.66" calcext:value-type="currency">
            <text:p>9,66 €</text:p>
          </table:table-cell>
          <table:table-cell table:style-name="ce2" table:formula="of:=MULTIPLE.OPERATIONS([.F$11];[.$A$8];[.$A26])" office:value-type="currency" office:currency="EUR" office:value="9.61" calcext:value-type="currency">
            <text:p>9,61 €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table:formula="of:=MULTIPLE.OPERATIONS([.E$11];[.$A$8];[.$A27])" office:value-type="currency" office:currency="EUR" office:value="10.66" calcext:value-type="currency">
            <text:p>10,66 €</text:p>
          </table:table-cell>
          <table:table-cell table:style-name="ce2" table:formula="of:=MULTIPLE.OPERATIONS([.F$11];[.$A$8];[.$A27])" office:value-type="currency" office:currency="EUR" office:value="10.11" calcext:value-type="currency">
            <text:p>10,11 €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table:formula="of:=MULTIPLE.OPERATIONS([.E$11];[.$A$8];[.$A28])" office:value-type="currency" office:currency="EUR" office:value="11.66" calcext:value-type="currency">
            <text:p>11,66 €</text:p>
          </table:table-cell>
          <table:table-cell table:style-name="ce2" table:formula="of:=MULTIPLE.OPERATIONS([.F$11];[.$A$8];[.$A28])" office:value-type="currency" office:currency="EUR" office:value="10.61" calcext:value-type="currency">
            <text:p>10,61 €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MULTIPLE.OPERATIONS([.E$11];[.$A$8];[.$A29])" office:value-type="currency" office:currency="EUR" office:value="12.66" calcext:value-type="currency">
            <text:p>12,66 €</text:p>
          </table:table-cell>
          <table:table-cell table:style-name="ce2" table:formula="of:=MULTIPLE.OPERATIONS([.F$11];[.$A$8];[.$A29])" office:value-type="currency" office:currency="EUR" office:value="11.11" calcext:value-type="currency">
            <text:p>11,11 €</text:p>
          </table:table-cell>
          <table:table-cell table:number-columns-repeated="6"/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style-name="ce4" office:value-type="string" calcext:value-type="string">
            <text:p>DEBUT TACHE</text:p>
          </table:table-cell>
          <table:table-cell table:style-name="ce7" office:value-type="string" calcext:value-type="string">
            <text:p>FIN TACHE</text:p>
          </table:table-cell>
          <table:table-cell table:style-name="ce4" office:value-type="string" calcext:value-type="string">
            <text:p>TAUX</text:p>
          </table:table-cell>
          <table:table-cell table:style-name="ce4" office:value-type="string" calcext:value-type="string">
            <text:p>revenu taxé</text:p>
          </table:table-cell>
          <table:table-cell table:style-name="ce4" office:value-type="string" calcext:value-type="string">
            <text:p>Impôt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table:style-name="ce10" office:value-type="percentage" office:value="0" calcext:value-type="percentage">
            <text:p>0,0%</text:p>
          </table:table-cell>
          <table:table-cell table:formula="of:=MIN([.B65]-[.A57];[.B57]-[.A57])" office:value-type="float" office:value="5963" calcext:value-type="float">
            <text:p>5963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11897" calcext:value-type="float">
            <text:p>11897</text:p>
          </table:table-cell>
          <table:table-cell table:style-name="ce10" office:value-type="percentage" office:value="0.055" calcext:value-type="percentage">
            <text:p>5,5%</text:p>
          </table:table-cell>
          <table:table-cell table:formula="of:=MIN([.$B$65]-SUM([.D57]);[.B58]-[.A58])" office:value-type="float" office:value="5933" calcext:value-type="float">
            <text:p>5933</text:p>
          </table:table-cell>
          <table:table-cell table:style-name="ce11"/>
          <table:table-cell table:number-columns-repeated="4"/>
        </table:table-row>
        <table:table-row table:style-name="ro1">
          <table:table-cell table:formula="of:=[.B58]+1" office:value-type="float" office:value="11898" calcext:value-type="float">
            <text:p>11898</text:p>
          </table:table-cell>
          <table:table-cell office:value-type="float" office:value="26421" calcext:value-type="float">
            <text:p>26421</text:p>
          </table:table-cell>
          <table:table-cell table:style-name="ce10" office:value-type="percentage" office:value="0.14" calcext:value-type="percentage">
            <text:p>14,0%</text:p>
          </table:table-cell>
          <table:table-cell table:formula="of:=MIN([.$B$65]-SUM([.D57:.D58]);[.B59]-[.A59])" office:value-type="float" office:value="8104" calcext:value-type="float">
            <text:p>8104</text:p>
          </table:table-cell>
          <table:table-cell table:style-name="ce11" table:formula="of:=SUMPRODUCT([.C57:.C62];[.D57:.D62])" office:value-type="currency" office:currency="EUR" office:value="1460.875" calcext:value-type="currency">
            <text:p>1 460,88 €</text:p>
          </table:table-cell>
          <table:table-cell table:number-columns-repeated="4"/>
        </table:table-row>
        <table:table-row table:style-name="ro1">
          <table:table-cell table:formula="of:=[.B59]+1" office:value-type="float" office:value="26422" calcext:value-type="float">
            <text:p>26422</text:p>
          </table:table-cell>
          <table:table-cell office:value-type="float" office:value="70831" calcext:value-type="float">
            <text:p>70831</text:p>
          </table:table-cell>
          <table:table-cell table:style-name="ce10" office:value-type="percentage" office:value="0.3" calcext:value-type="percentage">
            <text:p>30,0%</text:p>
          </table:table-cell>
          <table:table-cell table:style-name="ce6" table:formula="of:=MIN([.$B$65]-SUM([.D57:.D59]);[.B59]-[.A59])" office:value-type="float" office:value="0" calcext:value-type="float">
            <text:p>0</text:p>
          </table:table-cell>
          <table:table-cell table:style-name="ce11"/>
          <table:table-cell table:number-columns-repeated="4"/>
        </table:table-row>
        <table:table-row table:style-name="ro1">
          <table:table-cell table:formula="of:=[.B60]+1" office:value-type="float" office:value="70832" calcext:value-type="float">
            <text:p>70832</text:p>
          </table:table-cell>
          <table:table-cell office:value-type="float" office:value="150000" calcext:value-type="float">
            <text:p>150000</text:p>
          </table:table-cell>
          <table:table-cell table:style-name="ce10" office:value-type="percentage" office:value="0.41" calcext:value-type="percentage">
            <text:p>41,0%</text:p>
          </table:table-cell>
          <table:table-cell table:style-name="ce6" table:formula="of:=MIN([.$B$65]-SUM([.D57:.D60]);[.B59]-[.A59])" office:value-type="float" office:value="0" calcext:value-type="float">
            <text:p>0</text:p>
          </table:table-cell>
          <table:table-cell table:style-name="ce11"/>
          <table:table-cell table:number-columns-repeated="4"/>
        </table:table-row>
        <table:table-row table:style-name="ro1">
          <table:table-cell table:formula="of:=[.B61]+1" office:value-type="float" office:value="150001" calcext:value-type="float">
            <text:p>150001</text:p>
          </table:table-cell>
          <table:table-cell/>
          <table:table-cell table:style-name="ce10" office:value-type="percentage" office:value="0.45" calcext:value-type="percentage">
            <text:p>45,0%</text:p>
          </table:table-cell>
          <table:table-cell table:style-name="ce6" table:formula="of:=MIN([.$B$65]-SUM([.D57:.D61]);[.B59]-[.A59])" office:value-type="float" office:value="0" calcext:value-type="float">
            <text:p>0</text:p>
          </table:table-cell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Revenu = </text:p>
          </table:table-cell>
          <table:table-cell table:style-name="ce8" office:value-type="float" office:value="20000" calcext:value-type="float">
            <text:p>20000</text:p>
          </table:table-cell>
          <table:table-cell table:number-columns-repeated="7"/>
        </table:table-row>
      </table:table>
      <table:named-expressions>
        <table:named-range table:name="barème" table:base-cell-address="$Feuille2.$A$2" table:cell-range-address="$Feuille2.$A$2:.$C$5"/>
        <table:named-range table:name="barème2" table:base-cell-address="$Feuille2.$E$1" table:cell-range-address="$Feuille2.$E$1:.$G$5"/>
        <table:named-range table:name="N" table:base-cell-address="$Feuille1.$A$2" table:cell-range-address="$Feuille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08:15:00.544428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8:07:16.668183442</meta:creation-date>
    <dc:date>2017-11-28T09:51:34.689391603</dc:date>
    <meta:editing-duration>PT27M7S</meta:editing-duration>
    <meta:editing-cycles>5</meta:editing-cycles>
    <meta:generator>LibreOffice/4.3.3.2$Linux_X86_64 LibreOffice_project/430m0$Build-2</meta:generator>
    <meta:document-statistic meta:table-count="2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Feuille2.A12:Feuille2.C29" svg:x="0.32cm" svg:y="0.18cm" svg:width="12.428cm" svg:height="8.64cm">
          <chartooo:coordinate-region svg:x="1.709cm" svg:y="0.38cm" svg:width="10.75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12:Feuille2.B29" chart:class="chart:scatter">
            <chart:domain table:cell-range-address="Feuille2.A12:Feuille2.A29"/>
            <chart:data-point chart:repeated="18"/>
          </chart:series>
          <chart:series chart:style-name="ch8" chart:values-cell-range-address="Feuille2.C12:Feuille2.C29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2.A12:Feuille2.A29</svg:desc>
                </draw:g>
              </table:table-cell>
              <table:table-cell office:value-type="float" office:value="0.3">
                <text:p>0.3</text:p>
                <draw:g>
                  <svg:desc>Feuille2.B12:Feuille2.B29</svg:desc>
                </draw:g>
              </table:table-cell>
              <table:table-cell office:value-type="float" office:value="0.5">
                <text:p>0.5</text:p>
                <draw:g>
                  <svg:desc>Feuille2.C12:Feuille2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98">
                <text:p>0.9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38">
                <text:p>1.3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78">
                <text:p>1.7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17">
                <text:p>2.1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77">
                <text:p>2.7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.37">
                <text:p>3.37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3.97">
                <text:p>3.9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4.57">
                <text:p>4.57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5.17">
                <text:p>5.17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6.66">
                <text:p>6.66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7.66">
                <text:p>7.66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8.66">
                <text:p>8.66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9.66">
                <text:p>9.66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10.66">
                <text:p>10.66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">
                <text:p>450</text:p>
              </table:table-cell>
              <table:table-cell office:value-type="float" office:value="11.66">
                <text:p>11.66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">
                <text:p>500</text:p>
              </table:table-cell>
              <table:table-cell office:value-type="float" office:value="12.66">
                <text:p>12.66</text:p>
              </table:table-cell>
              <table:table-cell office:value-type="float" office:value="11.11">
                <text:p>1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